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bindMethod.isSuccess( int status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bind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bindMethod.RebindMethod( String uri , Rebind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